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25cm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023cm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cm" draw:marker-start-width="0.2cm" draw:marker-end="Arrowheads_20_5" draw:marker-end-width="0.3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431cm"/>
    </style:style>
    <style:style style:name="gr7" style:family="graphic" style:parent-style-name="standard">
      <style:graphic-properties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marker-start="Arrowheads_20_5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357cm" fo:min-width="4.5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cm" fo:min-width="4.3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family="Arial" style:font-family-generic="swiss" style:font-pitch="variable" fo:font-size="9pt" style:font-size-asian="9pt" style:font-size-complex="9pt"/>
    </style:style>
    <style:style style:name="P3" style:family="paragraph">
      <style:text-properties fo:font-family="Arial" style:font-family-generic="swiss" style:font-pitch="variable" fo:font-size="9pt" style:font-size-asian="9pt" style:font-size-complex="9pt"/>
    </style:style>
    <style:style style:name="P4" style:family="paragraph">
      <style:paragraph-properties fo:text-align="end"/>
      <style:text-properties fo:font-family="'Bitstream Vera Sans'" style:font-family-generic="swiss" style:font-pitch="variable" fo:font-size="9pt" style:font-size-asian="9pt" style:font-size-complex="9pt"/>
    </style:style>
    <style:style style:name="P5" style:family="paragraph">
      <style:text-properties fo:font-family="'Bitstream Vera Sans'" style:font-family-generic="swiss" style:font-pitch="variable" fo:font-size="9pt" style:font-size-asian="9pt" style:font-size-complex="9pt"/>
    </style:style>
    <style:style style:name="P6" style:family="paragraph">
      <style:paragraph-properties fo:text-align="center"/>
      <style:text-properties fo:font-family="'Bitstream Vera Sans'" style:font-family-generic="swiss" style:font-pitch="variable" fo:font-size="12pt" style:font-size-asian="12pt" style:font-size-complex="12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paragraph-properties fo:text-align="center"/>
    </style:style>
    <style:style style:name="T1" style:family="text">
      <style:text-properties fo:font-family="Arial" style:font-family-generic="swiss" style:font-pitch="variable" fo:font-size="9pt" style:font-size-asian="9pt" style:font-size-complex="9pt"/>
    </style:style>
    <style:style style:name="T2" style:family="text">
      <style:text-properties fo:font-family="Arial" style:font-family-generic="swiss" style:font-pitch="variable" fo:font-size="9pt" fo:font-style="italic" style:font-size-asian="9pt" style:font-style-asian="italic" style:font-size-complex="9pt" style:font-style-complex="italic"/>
    </style:style>
    <style:style style:name="T3" style:family="text">
      <style:text-properties fo:font-family="Arial" style:font-family-generic="swiss" style:font-pitch="variable" fo:font-size="9pt" fo:font-style="normal" style:font-size-asian="9pt" style:font-style-asian="normal" style:font-size-complex="9pt" style:font-style-complex="normal"/>
    </style:style>
    <style:style style:name="T4" style:family="text">
      <style:text-properties fo:font-family="'Bitstream Vera Sans'" style:font-family-generic="swiss" style:font-pitch="variable" fo:font-size="9pt" style:font-size-asian="9pt" style:font-size-complex="9pt"/>
    </style:style>
    <style:style style:name="T5" style:family="text">
      <style:text-properties fo:font-family="Arial" style:font-family-generic="swiss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9pt" fo:font-style="normal" style:font-size-asian="9pt" style:font-style-asian="normal" style:font-size-complex="9pt" style:font-style-complex="normal"/>
    </style:style>
    <style:style style:name="T9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frame draw:style-name="gr1" draw:text-style-name="P2" draw:layer="layout" svg:width="2.951cm" svg:height="0.963cm" svg:x="0.1cm" svg:y="0cm">
          <draw:text-box>
            <text:p text:style-name="P1"><text:span text:style-name="T1">Sticker on the network outlet:</text:span></text:p>
          </draw:text-box>
        </draw:frame>
        <draw:frame draw:style-name="gr1" draw:text-style-name="P2" draw:layer="layout" svg:width="3cm" svg:height="0.607cm" svg:x="0.1cm" svg:y="1.52cm">
          <draw:text-box>
            <text:p text:style-name="P1"><text:span text:style-name="T1">IP Address:</text:span></text:p>
          </draw:text-box>
        </draw:frame>
        <draw:frame draw:style-name="gr2" draw:text-style-name="P3" draw:layer="layout" svg:width="3.5cm" svg:height="0.607cm" svg:x="2.7cm" svg:y="1.52cm">
          <draw:text-box>
            <text:p><text:span text:style-name="T1">10.150.</text:span><text:span text:style-name="T2">xxx</text:span><text:span text:style-name="T3">.</text:span><text:span text:style-name="T2">yyy</text:span></text:p>
          </draw:text-box>
        </draw:frame>
        <draw:frame draw:style-name="gr3" draw:text-style-name="P4" draw:layer="layout" svg:width="2.5cm" svg:height="0.624cm" svg:x="0.6cm" svg:y="2.803cm">
          <draw:text-box>
            <text:p text:style-name="P1"><text:span text:style-name="T4">Gateway:</text:span></text:p>
          </draw:text-box>
        </draw:frame>
        <draw:frame draw:style-name="gr4" draw:text-style-name="P5" draw:layer="layout" svg:width="2.661cm" svg:height="0.607cm" svg:x="2.7cm" svg:y="2.82cm">
          <draw:text-box>
            <text:p><text:span text:style-name="T1">10.150.</text:span><text:span text:style-name="T2">xxx</text:span><text:span text:style-name="T3">.254</text:span></text:p>
          </draw:text-box>
        </draw:frame>
        <draw:line draw:style-name="gr5" draw:text-style-name="P6" draw:layer="layout" svg:x1="4.3cm" svg:y1="0.727cm" svg:x2="4.3cm" svg:y2="1.627cm">
          <text:p/>
        </draw:line>
        <draw:line draw:style-name="gr5" draw:text-style-name="P6" draw:layer="layout" svg:x1="4.9cm" svg:y1="0.727cm" svg:x2="4.9cm" svg:y2="1.627cm">
          <text:p/>
        </draw:line>
        <draw:line draw:style-name="gr5" draw:text-style-name="P6" draw:layer="layout" svg:x1="4.3cm" svg:y1="2.027cm" svg:x2="4.3cm" svg:y2="2.927cm">
          <text:p/>
        </draw:line>
        <draw:frame draw:style-name="gr6" draw:text-style-name="P2" draw:layer="layout" svg:width="2.951cm" svg:height="0.963cm" svg:x="0.1cm" svg:y="4.246cm">
          <draw:text-box>
            <text:p text:style-name="P1"><text:span text:style-name="T1">Sticker on the network outlet:</text:span></text:p>
          </draw:text-box>
        </draw:frame>
        <draw:frame draw:style-name="gr1" draw:text-style-name="P2" draw:layer="layout" svg:width="3cm" svg:height="0.607cm" svg:x="0.1cm" svg:y="5.72cm">
          <draw:text-box>
            <text:p text:style-name="P1"><text:span text:style-name="T1">IP Address:</text:span></text:p>
          </draw:text-box>
        </draw:frame>
        <draw:frame draw:style-name="gr1" draw:text-style-name="P3" draw:layer="layout" svg:width="3.5cm" svg:height="0.607cm" svg:x="2.7cm" svg:y="5.72cm">
          <draw:text-box>
            <text:p><text:span text:style-name="T1">10.150.</text:span><text:span text:style-name="T5">243</text:span><text:span text:style-name="T3">.</text:span><text:span text:style-name="T5">16</text:span></text:p>
          </draw:text-box>
        </draw:frame>
        <draw:frame draw:style-name="gr1" draw:text-style-name="P4" draw:layer="layout" svg:width="2.5cm" svg:height="0.624cm" svg:x="0.6cm" svg:y="7.003cm">
          <draw:text-box>
            <text:p text:style-name="P1"><text:span text:style-name="T4">Gateway:</text:span></text:p>
          </draw:text-box>
        </draw:frame>
        <draw:frame draw:style-name="gr4" draw:text-style-name="P5" draw:layer="layout" svg:width="2.712cm" svg:height="0.607cm" svg:x="2.7cm" svg:y="7.027cm">
          <draw:text-box>
            <text:p><text:span text:style-name="T1">10.150.</text:span><text:span text:style-name="T5">243</text:span><text:span text:style-name="T3">.254</text:span></text:p>
          </draw:text-box>
        </draw:frame>
        <draw:line draw:style-name="gr5" draw:text-style-name="P6" draw:layer="layout" svg:x1="4.3cm" svg:y1="4.904cm" svg:x2="4.3cm" svg:y2="5.827cm">
          <text:p/>
        </draw:line>
        <draw:line draw:style-name="gr5" draw:text-style-name="P6" draw:layer="layout" svg:x1="4.903cm" svg:y1="4.904cm" svg:x2="4.903cm" svg:y2="5.827cm">
          <text:p/>
        </draw:line>
        <draw:line draw:style-name="gr5" draw:text-style-name="P6" draw:layer="layout" svg:x1="4.3cm" svg:y1="6.227cm" svg:x2="4.3cm" svg:y2="7.127cm">
          <text:p/>
        </draw:line>
        <draw:rect draw:style-name="gr7" draw:text-style-name="P6" draw:layer="layout" svg:width="7.4cm" svg:height="3.4cm" svg:x="0.2cm" svg:y="4.227cm">
          <text:p/>
        </draw:rect>
        <draw:frame draw:style-name="gr8" draw:text-style-name="P5" draw:layer="layout" svg:width="1.988cm" svg:height="0.624cm" svg:x="0cm" svg:y="3.627cm">
          <draw:text-box>
            <text:p><text:span text:style-name="T4">Example:</text:span></text:p>
          </draw:text-box>
        </draw:frame>
        <draw:frame draw:style-name="gr9" draw:text-style-name="P7" draw:layer="layout" svg:width="5.2cm" svg:height="0.607cm" svg:x="2.7cm" svg:y="0.22cm">
          <draw:text-box>
            <text:p><text:span text:style-name="T6">10.150.</text:span><text:span text:style-name="T7">xxx</text:span><text:span text:style-name="T8">.</text:span><text:span text:style-name="T7">yyy</text:span><text:span text:style-name="T8"> - 10.150</text:span><text:span text:style-name="T7">.xxx.zzz</text:span></text:p>
          </draw:text-box>
        </draw:frame>
        <draw:frame draw:style-name="gr10" draw:text-style-name="P7" draw:layer="layout" svg:width="4.876cm" svg:height="0.607cm" svg:x="2.7cm" svg:y="4.42cm">
          <draw:text-box>
            <text:p><text:span text:style-name="T6">10.150.</text:span><text:span text:style-name="T9">243</text:span><text:span text:style-name="T8">.</text:span><text:span text:style-name="T9">16</text:span><text:span text:style-name="T8"> - 10.150</text:span><text:span text:style-name="T7">.243.23</text:span></text:p>
          </draw:text-box>
        </draw:frame>
        <draw:rect draw:style-name="gr7" draw:text-style-name="P8" draw:layer="layout" svg:width="7.4cm" svg:height="3.4cm" svg:x="0.2cm" svg:y="0.02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5" draw:display-name="Arrowheads 5" svg:viewBox="0 0 1131 1580" svg:d="m1013 1491 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27T15:51:29</dc:date>
    <meta:editing-duration>PT00H02M35S</meta:editing-duration>
    <meta:editing-cycles>1</meta:editing-cycles>
    <meta:generator>LibreOffice/3.5$MacOSX_x86 LibreOffice_project/7e68ba2-a744ebf-1f241b7-c506db1-7d53735</meta:generator>
    <meta:document-statistic meta:object-count="21"/>
  </office:meta>
</office:document-meta>
</file>